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Ubuntu Mono" svg:font-family="'Ubuntu Mono'" style:font-pitch="fixed"/>
    <style:font-face style:name="Ubuntu Mono1" svg:font-family="'Ubuntu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p" style:family="table">
      <style:table-properties style:width="6.925in" table:align="margins"/>
    </style:style>
    <style:style style:name="top.A" style:family="table-column">
      <style:table-column-properties style:column-width="3.4625in" style:rel-column-width="32768*"/>
    </style:style>
    <style:style style:name="top.B" style:family="table-column">
      <style:table-column-properties style:column-width="3.4625in" style:rel-column-width="32767*"/>
    </style:style>
    <style:style style:name="top.A1" style:family="table-cell">
      <style:table-cell-properties fo:padding="0.0382in" fo:border-left="none" fo:border-right="none" fo:border-top="none" fo:border-bottom="0.0347in solid #000000"/>
    </style:style>
    <style:style style:name="data" style:family="table">
      <style:table-properties style:width="6.75in" fo:margin-left="0.1in" fo:margin-right="0.075in" table:align="margins" style:may-break-between-rows="false"/>
    </style:style>
    <style:style style:name="data.A" style:family="table-column">
      <style:table-column-properties style:column-width="3.3465in" style:rel-column-width="32491*"/>
    </style:style>
    <style:style style:name="data.B" style:family="table-column">
      <style:table-column-properties style:column-width="3.4035in" style:rel-column-width="33044*"/>
    </style:style>
    <style:style style:name="data.1" style:family="table-row">
      <style:table-row-properties style:min-row-height="5.75in"/>
    </style:style>
    <style:style style:name="data.A1" style:family="table-cell">
      <style:table-cell-properties fo:background-color="transparent" fo:padding="0in" fo:border="none">
        <style:background-image/>
      </style:table-cell-properties>
    </style:style>
    <style:style style:name="data.B1" style:family="table-cell">
      <style:table-cell-properties fo:padding="0in" fo:border="none"/>
    </style:style>
    <style:style style:name="data.2" style:family="table-row">
      <style:table-row-properties style:min-row-height="1.9375in"/>
    </style:style>
    <style:style style:name="P1" style:family="paragraph" style:parent-style-name="Table_20_Contents">
      <style:text-properties style:font-name="Ubuntu Mono1" fo:font-size="12pt" style:font-size-asian="12pt" style:font-size-complex="12pt"/>
    </style:style>
    <style:style style:name="P2" style:family="paragraph" style:parent-style-name="Table_20_Contents">
      <style:text-properties style:font-name="Ubuntu Mono" fo:font-size="44pt" style:font-size-asian="44pt" style:font-size-complex="44pt"/>
    </style:style>
    <style:style style:name="P3" style:family="paragraph" style:parent-style-name="Table_20_Contents">
      <style:text-properties style:font-name="Ubuntu Mono" fo:font-size="12pt" style:font-size-asian="12pt" style:font-size-complex="12pt"/>
    </style:style>
    <style:style style:name="P4" style:family="paragraph" style:parent-style-name="Table_20_Contents">
      <style:text-properties style:font-name="Ubuntu Mono" fo:font-size="12pt" style:text-underline-style="solid" style:text-underline-width="auto" style:text-underline-color="font-color" style:font-size-asian="12pt" style:font-size-complex="12pt"/>
    </style:style>
    <style:style style:name="P5" style:family="paragraph" style:parent-style-name="Table_20_Contents">
      <style:text-properties style:font-name="Ubuntu Mono" fo:font-size="12pt" fo:font-style="italic" style:text-underline-style="none" style:font-size-asian="12pt" style:font-style-asian="italic" style:font-size-complex="12pt" style:font-style-complex="italic"/>
    </style:style>
    <style:style style:name="P6" style:family="paragraph" style:parent-style-name="Table_20_Contents">
      <style:text-properties style:font-name="Ubuntu Mono" fo:font-size="12pt" style:text-underline-style="none" style:font-size-asian="12pt" style:font-size-complex="12pt"/>
    </style:style>
    <style:style style:name="P7" style:family="paragraph" style:parent-style-name="Standard">
      <style:paragraph-properties fo:text-align="end" style:justify-single-word="false"/>
      <style:text-properties style:font-name="Ubuntu Mono"/>
    </style:style>
    <style:style style:name="P8" style:family="paragraph" style:parent-style-name="Standard">
      <style:paragraph-properties fo:text-align="center" style:justify-single-word="false"/>
      <style:text-properties style:font-name="Ubuntu Mono"/>
    </style:style>
    <style:style style:name="P9" style:family="paragraph" style:parent-style-name="Text_20_body">
      <style:text-properties style:font-name="Ubuntu Mono"/>
    </style:style>
    <style:style style:name="P10" style:family="paragraph" style:parent-style-name="Table_20_Contents">
      <style:paragraph-properties fo:margin-left="0in" fo:margin-right="0.1201in" fo:margin-top="0in" fo:margin-bottom="0.1201in" fo:text-indent="0in" style:auto-text-indent="false"/>
      <style:text-properties style:font-name="Ubuntu Mono" fo:font-size="16pt" style:font-size-asian="16pt" style:font-size-complex="16pt"/>
    </style:style>
    <style:style style:name="P11" style:family="paragraph" style:parent-style-name="Table_20_Contents">
      <style:paragraph-properties fo:margin-top="0in" fo:margin-bottom="0.1201in"/>
      <style:text-properties style:font-name="Ubuntu Mono" fo:font-size="16pt" style:font-size-asian="16pt" style:font-size-complex="16pt"/>
    </style:style>
    <style:style style:name="P12" style:family="paragraph" style:parent-style-name="Table_20_Contents">
      <style:paragraph-properties fo:margin-left="0in" fo:margin-right="0.3in" fo:text-indent="0in" style:auto-text-indent="false" style:shadow="none"/>
      <style:text-properties style:font-name="Ubuntu Mono" fo:font-size="12pt" style:font-size-asian="12pt" style:font-size-complex="12pt"/>
    </style:style>
    <style:style style:name="P13" style:family="paragraph" style:parent-style-name="Table_20_Contents">
      <style:paragraph-properties fo:margin-left="0in" fo:margin-right="0.3in" fo:text-indent="0in" style:auto-text-indent="false"/>
      <style:text-properties style:font-name="Ubuntu Mono"/>
    </style:style>
    <style:style style:name="P14" style:family="paragraph" style:parent-style-name="Table_20_Contents">
      <style:paragraph-properties fo:margin-left="0in" fo:margin-right="0.3in" fo:text-indent="0in" style:auto-text-indent="false"/>
      <style:text-properties style:font-name="Ubuntu Mono"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font-name="Ubuntu Mono"/>
    </style:style>
    <style:style style:name="T6" style:family="text">
      <style:text-properties style:font-name="Ubuntu Mono" fo:font-weight="bold" style:font-weight-asian="bold" style:font-weight-complex="bold"/>
    </style:style>
    <style:style style:name="T7" style:family="text">
      <style:text-properties style:font-name="Ubuntu Mono" fo:font-weight="normal" style:font-weight-asian="normal" style:font-weight-complex="normal"/>
    </style:style>
    <style:style style:name="T8" style:family="text">
      <style:text-properties style:font-name="Ubuntu Mono" fo:font-size="12pt" fo:font-weight="bold" style:font-size-asian="12pt" style:font-weight-asian="bold" style:font-size-complex="12pt" style:font-weight-complex="bold"/>
    </style:style>
    <style:style style:name="T9" style:family="text">
      <style:text-properties style:font-name="Ubuntu Mono"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op" table:style-name="top">
        <table:table-column table:style-name="top.A"/>
        <table:table-column table:style-name="top.B"/>
        <table:table-row>
          <table:table-cell table:style-name="top.A1" office:value-type="string">
            <text:p text:style-name="P2">Ryan Combes</text:p>
          </table:table-cell>
          <table:table-cell table:style-name="top.A1" office:value-type="string">
            <text:p text:style-name="P3"/>
            <text:p text:style-name="P1"><text:span text:style-name="T5"><text:s text:c="3"/></text:span><text:span text:style-name="T6">EMAIL </text:span><text:a xlink:type="simple" xlink:href="mailto:shasharala@outlook.com" text:style-name="Internet_20_link" text:visited-style-name="Visited_20_Internet_20_Link"><text:span text:style-name="T7">shasharala@outlook.com</text:span></text:a></text:p>
            <text:p text:style-name="Table_20_Contents"><text:span text:style-name="T8"><text:s text:c="3"/>WEBSITE </text:span><text:a xlink:type="simple" xlink:href="http://www.shasharala.net/info" text:style-name="Internet_20_link" text:visited-style-name="Visited_20_Internet_20_Link"><text:span text:style-name="T9">www.shasharala.net/info</text:span></text:a></text:p>
          </table:table-cell>
        </table:table-row>
      </table:table>
      <text:p text:style-name="P9"/>
      <table:table table:name="data" table:style-name="data">
        <table:table-column table:style-name="data.A"/>
        <table:table-column table:style-name="data.B"/>
        <table:table-row table:style-name="data.1">
          <table:table-cell table:style-name="data.A1" office:value-type="string">
            <text:p text:style-name="P10">EXPERIENCE</text:p>
            <text:p text:style-name="P12"><text:span text:style-name="T2">Customer Service Sales Associate, Fry's Electronics</text:span> (<text:span text:style-name="T1">2013-2014</text:span>)</text:p>
            <text:p text:style-name="P12"/>
            <text:p text:style-name="P12">- Attentively listened to customers over the phone, helping them make various choices about inventory, giving them advanced information about stock, and other general or detailed specifics on storefronts and website. </text:p>
            <text:p text:style-name="P12">- Recognized state and federal regulations regarding personal data and various users' bank and credit accounts in order to assist them in making purchases through First Electronic Bank and associated credit cards. </text:p>
            <text:p text:style-name="P12">- Responded to customer e-mails and related electronic correspondence </text:p>
            <text:p text:style-name="P12">- Contacted storefronts, on various customers' behalf, to initiate callbacks and close cases with department managers. </text:p>
            <text:p text:style-name="P12">- Prepared various ad placements for our advertising department to put on our website. </text:p>
            <text:p text:style-name="P12">- Handled escalated calls and carefully resolved orders resulting from human or system error. </text:p>
            <text:p text:style-name="P12">- Led and issued small team projects </text:p>
            <text:p text:style-name="P12">to associates.</text:p>
          </table:table-cell>
          <table:table-cell table:style-name="data.B1" office:value-type="string">
            <text:p text:style-name="P11">PROJECTS</text:p>
            <text:p text:style-name="P4">In Progress<text:span text:style-name="T2">:</text:span></text:p>
            <text:p text:style-name="P4"/>
            <text:p text:style-name="P5">collisionGame </text:p>
            <text:p text:style-name="P6">A game designed in Javascript/HTML5 with focus on a spatial partitioning system. Uses the HTML5 Canvas element to display sprites and acts according to the tune of a personally designed gameLoop, finite state machine, and pubSub system. </text:p>
            <text:p text:style-name="P6"/>
            <text:p text:style-name="P5">imgDatabase </text:p>
            <text:p text:style-name="P6">An Apache server that uses PHP and SQL to store user submitted images and retrieve them. </text:p>
            <text:p text:style-name="P6"/>
            <text:p text:style-name="P4">Complete<text:span text:style-name="T2">: </text:span></text:p>
            <text:p text:style-name="P6"/>
            <text:p text:style-name="P5">Mirrors </text:p>
            <text:p text:style-name="P6">An odd little entry into Ludum Dare 30, a forty-eight hour game jam. Designed in Javascript/HTML5 and uses jQuery to manipulate objects.</text:p>
          </table:table-cell>
        </table:table-row>
        <table:table-row table:style-name="data.2">
          <table:table-cell table:style-name="data.B1" office:value-type="string">
            <text:p text:style-name="P11">EDUCATION</text:p>
            <text:p text:style-name="P13"><text:span text:style-name="T3">Ohlone College (</text:span><text:span text:style-name="T4">2007-2011</text:span><text:span text:style-name="T3">) </text:span></text:p>
            <text:p text:style-name="P14">AS Natural Science </text:p>
            <text:p text:style-name="P14">AA Liberal Arts </text:p>
            <text:p text:style-name="P14"/>
            <text:p text:style-name="P13"><text:span text:style-name="T3">James Logan High School (</text:span><text:span text:style-name="T4">2002-2006</text:span><text:span text:style-name="T3">) </text:span></text:p>
            <text:p text:style-name="P14">High School Diploma</text:p>
          </table:table-cell>
          <table:table-cell table:style-name="data.B1" office:value-type="string">
            <text:p text:style-name="P11">SKILLS</text:p>
            <text:p text:style-name="P3">Proficient: </text:p>
            <text:p text:style-name="P3">- Javascript, CSS, HTML </text:p>
            <text:p text:style-name="P3">- Apache, SQL, PHP </text:p>
            <text:p text:style-name="P3">- Revision control (git)</text:p>
            <text:p text:style-name="P3">- Linux, Bash, cURL, vi/Vim </text:p>
            <text:p text:style-name="P3">- Windows, Command Shell, Office Suite</text:p>
            <text:p text:style-name="P3">- Android <text:s/></text:p>
            <text:p text:style-name="P3">- Touch typing &amp; 10-key </text:p>
            <text:p text:style-name="P3"/>
            <text:p text:style-name="P3">Basic Level: </text:p>
            <text:p text:style-name="P3">- C++</text:p>
          </table:table-cell>
        </table:table-row>
      </table:table>
      <text:p text:style-name="P7"/>
      <text:p text:style-name="P7"/>
      <text:p text:style-name="P8">15/01/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Ubuntu Mono" svg:font-family="'Ubuntu Mono'" style:font-pitch="fixed"/>
    <style:font-face style:name="Ubuntu Mono1" svg:font-family="'Ubuntu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12T07:31:05.15</meta:creation-date>
    <meta:generator>OpenOffice/4.1.1$Win32 OpenOffice.org_project/411m6$Build-9775</meta:generator>
    <dc:date>2015-01-22T21:49:57.26</dc:date>
    <meta:editing-duration>PT1H8M9S</meta:editing-duration>
    <meta:editing-cycles>36</meta:editing-cycles>
    <meta:document-statistic meta:table-count="2" meta:image-count="0" meta:object-count="0" meta:page-count="1" meta:paragraph-count="40" meta:word-count="276" meta:character-count="1865"/>
  </office:meta>
</office:document-meta>
</file>